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50000002095E386F00FF2F6D5.png" manifest:media-type="image/png"/>
  <manifest:file-entry manifest:full-path="Pictures/100035E50000133100000D4D297F3CFA3600FEE0.svg" manifest:media-type="image/svg+xml"/>
  <manifest:file-entry manifest:full-path="Pictures/10000201000000BA00000081AC09C8B588701A78.png" manifest:media-type="image/png"/>
  <manifest:file-entry manifest:full-path="Pictures/100007EA000008D400000341C18FD3B90E39356E.svg" manifest:media-type="image/svg+xml"/>
  <manifest:file-entry manifest:full-path="Pictures/10000201000000230000002E12EC5F7BF20C673D.png" manifest:media-type="image/png"/>
  <manifest:file-entry manifest:full-path="Pictures/100002010000002F0000001D1F3605E2830681AD.png" manifest:media-type="image/png"/>
  <manifest:file-entry manifest:full-path="Pictures/100002010000001900000019A710DE2204FBEED0.png" manifest:media-type="image/png"/>
  <manifest:file-entry manifest:full-path="Pictures/100002010000005F0000005115915970783B6193.png" manifest:media-type="image/png"/>
  <manifest:file-entry manifest:full-path="Pictures/10000AD6000002910000029116D6E28ACB7FCD07.svg" manifest:media-type="image/svg+xml"/>
  <manifest:file-entry manifest:full-path="Pictures/100009F4000004DC000002FF3D6116F10B2116A2.svg" manifest:media-type="image/svg+xml"/>
  <manifest:file-entry manifest:full-path="Pictures/10000CE5000003A3000004CA0D4A3A3AA0EF0609.svg" manifest:media-type="image/svg+xml"/>
  <manifest:file-entry manifest:full-path="Pictures/10000F9900000A20000009F2C2B6E705BFE039B9.svg" manifest:media-type="image/svg+xml"/>
  <manifest:file-entry manifest:full-path="Pictures/1000020100000062000000602E6E070857A218E0.png" manifest:media-type="image/png"/>
  <manifest:file-entry manifest:full-path="Pictures/10000B5E000009D0000008597050E9B86263D57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1" svg:font-family="OCRA" style:font-pitch="fixed"/>
    <style:font-face style:name="OCRA2" svg:font-family="OCRA" style:font-adornments="Regular" style:font-pitch="fixed"/>
    <style:font-face style:name="CMU Bright2" svg:font-family="'CMU Bright'" style:font-adornments="Regular" style:font-pitch="variable"/>
    <style:font-face style:name="OCRA" svg:font-family="OCRA" style:font-adornments="Regular" style:font-pitch="variable"/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22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276cm" fo:min-width="0.386cm"/>
    </style:style>
    <style:style style:name="gr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0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4.73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83cm" fo:min-width="1.196cm"/>
      <style:paragraph-properties style:writing-mode="lr-tb"/>
    </style:style>
    <style:style style:name="gr10" style:family="graphic" style:parent-style-name="standard">
      <style:graphic-properties draw:stroke="dash" draw:stroke-dash="Long_20_Dash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1.0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OCRA1"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CMU Bright" fo:font-size="12pt" style:letter-kerning="true" style:font-name-asian="Noto Sans CJK SC" style:font-size-asian="12pt" style:font-name-complex="Droid Sans Devanagari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OCRA1"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MU Bright" fo:font-size="12pt" style:letter-kerning="true" style:font-name-asian="Noto Sans CJK SC" style:font-size-asian="12pt" style:font-name-complex="Droid Sans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212cm" svg:height="1.555cm" svg:x="5.017cm" svg:y="8.429cm">
          <draw:text-box>
            <text:p text:style-name="P1"><text:span text:style-name="T1">OSH </text:span><text:span text:style-name="T1">Documentation</text:span></text:p>
          </draw:text-box>
        </draw:frame>
        <draw:frame draw:style-name="gr2" draw:text-style-name="P3" xml:id="id2" draw:id="id2" draw:layer="layout" svg:width="1.735cm" svg:height="0.639cm" svg:x="9.826cm" svg:y="2.907cm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3" draw:text-style-name="P4" draw:layer="layout" svg:width="1.721cm" svg:height="0.992cm" svg:x="9.833cm" svg:y="1.769cm">
          <draw:text-box>
            <text:p><text:span text:style-name="T2">API</text:span></text:p>
          </draw:text-box>
        </draw:frame>
        <draw:frame draw:style-name="gr4" draw:text-style-name="P3" xml:id="id6" draw:id="id6" draw:layer="layout" svg:width="1.735cm" svg:height="0.639cm" draw:transform="rotate (-1.5707963267949) translate (16.044cm 3.802cm)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3" draw:text-style-name="P4" draw:layer="layout" svg:width="1.721cm" svg:height="0.992cm" draw:transform="rotate (-1.5707963267949) translate (17.086cm 3.809cm)">
          <draw:text-box>
            <text:p><text:span text:style-name="T2">API</text:span></text:p>
          </draw:text-box>
        </draw:frame>
        <draw:frame draw:style-name="gr2" draw:text-style-name="P3" xml:id="id7" draw:id="id7" draw:layer="layout" svg:width="3.861cm" svg:height="2.676cm" svg:x="14.387cm" svg:y="6.048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AC09C8B588701A78.png" xlink:type="simple" xlink:show="embed" xlink:actuate="onLoad" draw:mime-type="image/png"/>
          <draw:glue-point draw:id="4" svg:x="-1.533cm" svg:y="-4.569cm"/>
        </draw:frame>
        <draw:g xml:id="id5" draw:id="id5">
          <draw:frame draw:style-name="gr2" draw:text-style-name="P3" draw:layer="layout" svg:width="2.068cm" svg:height="2.067cm" svg:x="6.089cm" svg:y="6.373cm">
            <draw:image xlink:href="Pictures/10000AD6000002910000029116D6E28ACB7FCD07.svg" xlink:type="simple" xlink:show="embed" xlink:actuate="onLoad" draw:mime-type="image/svg+xml">
              <text:p/>
            </draw:image>
            <draw:image xlink:href="Pictures/100002010000001900000019A710DE2204FBEED0.png" xlink:type="simple" xlink:show="embed" xlink:actuate="onLoad" draw:mime-type="image/png"/>
          </draw:frame>
          <draw:custom-shape draw:style-name="gr5" draw:text-style-name="P5" draw:layer="layout" svg:width="0.886cm" svg:height="0.526cm" svg:x="6.803cm" svg:y="7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0.78cm" svg:height="1.025cm" svg:x="6.86cm" svg:y="7.029cm">
            <draw:image xlink:href="Pictures/10000CE5000003A3000004CA0D4A3A3AA0EF0609.svg" xlink:type="simple" xlink:show="embed" xlink:actuate="onLoad" draw:mime-type="image/svg+xml">
              <text:p/>
            </draw:image>
            <draw:image xlink:href="Pictures/10000201000000230000002E12EC5F7BF20C673D.png" xlink:type="simple" xlink:show="embed" xlink:actuate="onLoad" draw:mime-type="image/png"/>
          </draw:frame>
        </draw:g>
        <draw:frame draw:name="noun_Scientist_770801.svg" draw:style-name="gr2" draw:text-style-name="P3" xml:id="id4" draw:id="id4" draw:layer="layout" svg:width="1.853cm" svg:height="1.82cm" svg:x="1.543cm" svg:y="6.496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2E6E070857A218E0.png" xlink:type="simple" xlink:show="embed" xlink:actuate="onLoad" draw:mime-type="image/png"/>
          <svg:title>Artboard 7</svg:title>
        </draw:frame>
        <draw:frame draw:style-name="gr1" draw:text-style-name="P2" draw:layer="layout" svg:width="2.939cm" svg:height="1.555cm" svg:x="1cm" svg:y="8.429cm">
          <draw:text-box>
            <text:p text:style-name="P1"><text:span text:style-name="T1">OSH Developer</text:span></text:p>
          </draw:text-box>
        </draw:frame>
        <draw:frame draw:style-name="gr6" draw:text-style-name="P6" xml:id="id3" draw:id="id3" draw:layer="layout" svg:width="2.004cm" svg:height="1.235cm" svg:x="12.702cm" svg:y="2.609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1F3605E2830681AD.png" xlink:type="simple" xlink:show="embed" xlink:actuate="onLoad" draw:mime-type="image/png"/>
        </draw:frame>
        <draw:frame draw:style-name="gr7" draw:text-style-name="P7" draw:layer="layout" svg:width="2.564cm" svg:height="0.992cm" svg:x="12.422cm" svg:y="3.836cm">
          <draw:text-box>
            <text:p>Krawler</text:p>
          </draw:text-box>
        </draw:frame>
        <draw:frame draw:style-name="gr8" draw:text-style-name="P8" draw:layer="layout" svg:width="5.231cm" svg:height="1.394cm" svg:x="4.62cm" svg:y="1.119cm">
          <draw:text-box>
            <text:p text:style-name="P1"><text:span text:style-name="T1">Integrated Platform</text:span></text:p>
            <text:p text:style-name="P1"><text:span text:style-name="T3">(e.g. Wikifactory.com)</text:span></text:p>
          </draw:text-box>
        </draw:frame>
        <draw:frame draw:style-name="gr2" draw:text-style-name="P3" xml:id="id1" draw:id="id1" draw:layer="layout" svg:width="2.038cm" svg:height="1.734cm" svg:x="6.104cm" svg:y="2.359cm">
          <draw:image xlink:href="Pictures/10000B5E000009D0000008597050E9B86263D57C.svg" xlink:type="simple" xlink:show="embed" xlink:actuate="onLoad" draw:mime-type="image/svg+xml">
            <text:p/>
          </draw:image>
          <draw:image xlink:href="Pictures/100002010000005F0000005115915970783B6193.png" xlink:type="simple" xlink:show="embed" xlink:actuate="onLoad" draw:mime-type="image/png"/>
        </draw:frame>
        <draw:frame draw:style-name="gr9" draw:text-style-name="P10" draw:layer="layout" svg:width="1.696cm" svg:height="1.233cm" draw:transform="rotate (1.5707963267949) translate (6.474cm 5.993cm)">
          <draw:text-box>
            <text:p text:style-name="P9"><text:span text:style-name="T4">hosted</text:span></text:p>
            <text:p text:style-name="P9"><text:span text:style-name="T4">on</text:span></text:p>
          </draw:text-box>
        </draw:frame>
        <draw:connector draw:style-name="gr10" draw:text-style-name="P1" draw:layer="layout" svg:x1="8.142cm" svg:y1="3.226cm" svg:x2="9.826cm" svg:y2="3.226cm" draw:start-shape="id1" draw:start-glue-point="1" draw:end-shape="id2" draw:end-glue-point="3" svg:d="M8142 3226h1684" svg:viewBox="0 0 1685 1">
          <text:p/>
        </draw:connector>
        <draw:connector draw:style-name="gr10" draw:text-style-name="P1" draw:layer="layout" svg:x1="11.561cm" svg:y1="3.226cm" svg:x2="12.702cm" svg:y2="3.226cm" draw:start-shape="id2" draw:start-glue-point="1" draw:end-shape="id3" draw:end-glue-point="3" svg:d="M11561 3226h1141" svg:viewBox="0 0 1142 1">
          <text:p/>
        </draw:connector>
        <draw:connector draw:style-name="gr11" draw:text-style-name="P1" draw:layer="layout" svg:x1="3.396cm" svg:y1="7.406cm" svg:x2="6.089cm" svg:y2="7.406cm" draw:start-shape="id4" draw:start-glue-point="1" draw:end-shape="id5" draw:end-glue-point="3" svg:d="M3396 7406h2693" svg:viewBox="0 0 2694 1">
          <text:p/>
        </draw:connector>
        <draw:connector draw:style-name="gr11" draw:text-style-name="P1" draw:layer="layout" svg:x1="7.123cm" svg:y1="4.093cm" svg:x2="7.123cm" svg:y2="6.373cm" draw:start-shape="id1" draw:start-glue-point="2" draw:end-shape="id5" draw:end-glue-point="0" svg:d="M7123 4093v2280" svg:viewBox="0 0 1 2281">
          <text:p/>
        </draw:connector>
        <draw:frame draw:style-name="gr12" draw:text-style-name="P11" draw:layer="layout" svg:width="2.026cm" svg:height="0.742cm" svg:x="3.681cm" svg:y="6.709cm">
          <draw:text-box>
            <text:p text:style-name="P9"><text:span text:style-name="T4">develops</text:span></text:p>
          </draw:text-box>
        </draw:frame>
        <draw:connector draw:style-name="gr10" draw:text-style-name="P1" draw:layer="layout" svg:x1="14.706cm" svg:y1="3.226cm" svg:x2="15.725cm" svg:y2="3.802cm" draw:end-shape="id6" draw:end-glue-point="3" svg:d="M14706 3226v38h1019v538" svg:viewBox="0 0 1020 577">
          <text:p/>
        </draw:connector>
        <draw:connector draw:style-name="gr10" draw:text-style-name="P1" draw:layer="layout" svg:x1="15.725cm" svg:y1="5.537cm" svg:x2="15.726cm" svg:y2="6.164cm" draw:start-shape="id6" draw:start-glue-point="1" draw:end-shape="id7" draw:end-glue-point="4" svg:d="M15725 5537v256h1v371" svg:viewBox="0 0 2 628">
          <text:p/>
        </draw:connector>
        <draw:frame draw:style-name="gr13" draw:text-style-name="P7" draw:layer="layout" svg:width="11.559cm" svg:height="0.992cm" svg:x="0cm" svg:y="-2.386cm">
          <draw:text-box>
            <text:p>Data Upload – fully integreated platfor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1" svg:font-family="OCRA" style:font-pitch="fixed"/>
    <style:font-face style:name="OCRA2" svg:font-family="OCRA" style:font-adornments="Regular" style:font-pitch="fixed"/>
    <style:font-face style:name="CMU Bright2" svg:font-family="'CMU Bright'" style:font-adornments="Regular" style:font-pitch="variable"/>
    <style:font-face style:name="OCRA" svg:font-family="OCRA" style:font-adornments="Regular" style:font-pitch="variable"/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1-10-29T15:50:02.191330220</dc:date>
    <dc:creator>Martin Häuer</dc:creator>
    <meta:editing-duration>PT5H23M44S</meta:editing-duration>
    <meta:editing-cycles>32</meta:editing-cycles>
    <meta:generator>LibreOffice/7.1.6.2.0$Linux_X86_64 LibreOffice_project/10$Build-2</meta:generator>
    <meta:document-statistic meta:object-count="25"/>
  </office:meta>
</office:document-meta>
</file>